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2:value-type="string" table:style-name="ce1" office:value-type="string">
            <text:p>Gemeente</text:p>
          </table:table-cell>
          <table:table-cell ns42:value-type="string" table:style-name="ce7" office:value-type="string">
            <text:p>Geslacht</text:p>
          </table:table-cell>
          <table:table-cell ns42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2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840" office:value-type="float">
            <text:p>128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73" office:value-type="float">
            <text:p>6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55" office:value-type="float">
            <text:p>149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57" office:value-type="float">
            <text:p>137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16" office:value-type="float">
            <text:p>4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70" office:value-type="float">
            <text:p>14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94" office:value-type="float">
            <text:p>93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51" office:value-type="float">
            <text:p>12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293" office:value-type="float">
            <text:p>46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990" office:value-type="float">
            <text:p>35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639" office:value-type="float">
            <text:p>946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879" office:value-type="float">
            <text:p>35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0" office:value-type="float">
            <text:p>4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1" office:value-type="float">
            <text:p>1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979" office:value-type="float">
            <text:p>71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921" office:value-type="float">
            <text:p>38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3802" office:value-type="float">
            <text:p>383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2" office:value-type="float">
            <text:p>3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16" office:value-type="float">
            <text:p>7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088" office:value-type="float">
            <text:p>77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71" office:value-type="float">
            <text:p>5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507" office:value-type="float">
            <text:p>73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829" office:value-type="float">
            <text:p>328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43" office:value-type="float">
            <text:p>83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24" office:value-type="float">
            <text:p>3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15" office:value-type="float">
            <text:p>117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144" office:value-type="float">
            <text:p>231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365" office:value-type="float">
            <text:p>263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80" office:value-type="float">
            <text:p>5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57" office:value-type="float">
            <text:p>8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94" office:value-type="float">
            <text:p>4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83" office:value-type="float">
            <text:p>69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38" office:value-type="float">
            <text:p>4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43" office:value-type="float">
            <text:p>48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73" office:value-type="float">
            <text:p>91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82" office:value-type="float">
            <text:p>6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00" office:value-type="float">
            <text:p>15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639" office:value-type="float">
            <text:p>326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46" office:value-type="float">
            <text:p>22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61" office:value-type="float">
            <text:p>149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35" office:value-type="float">
            <text:p>62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87" office:value-type="float">
            <text:p>14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39" office:value-type="float">
            <text:p>12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07" office:value-type="float">
            <text:p>194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14" office:value-type="float">
            <text:p>5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954" office:value-type="float">
            <text:p>19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69" office:value-type="float">
            <text:p>14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80" office:value-type="float">
            <text:p>98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31" office:value-type="float">
            <text:p>4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55" office:value-type="float">
            <text:p>10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02" office:value-type="float">
            <text:p>9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54" office:value-type="float">
            <text:p>9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40" office:value-type="float">
            <text:p>5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2" office:value-type="float">
            <text:p>3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18" office:value-type="float">
            <text:p>4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51" office:value-type="float">
            <text:p>12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93" office:value-type="float">
            <text:p>107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06" office:value-type="float">
            <text:p>11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09" office:value-type="float">
            <text:p>7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12" office:value-type="float">
            <text:p>14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17" office:value-type="float">
            <text:p>150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006" office:value-type="float">
            <text:p>85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85" office:value-type="float">
            <text:p>7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60" office:value-type="float">
            <text:p>7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06" office:value-type="float">
            <text:p>18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66" office:value-type="float">
            <text:p>10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08" office:value-type="float">
            <text:p>14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32" office:value-type="float">
            <text:p>71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82" office:value-type="float">
            <text:p>10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06" office:value-type="float">
            <text:p>13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57" office:value-type="float">
            <text:p>15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959" office:value-type="float">
            <text:p>319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11" office:value-type="float">
            <text:p>16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71" office:value-type="float">
            <text:p>179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92" office:value-type="float">
            <text:p>10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47" office:value-type="float">
            <text:p>6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10" office:value-type="float">
            <text:p>12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73" office:value-type="float">
            <text:p>136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84" office:value-type="float">
            <text:p>138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62" office:value-type="float">
            <text:p>96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52" office:value-type="float">
            <text:p>51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96" office:value-type="float">
            <text:p>13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26" office:value-type="float">
            <text:p>15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628" office:value-type="float">
            <text:p>48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90" office:value-type="float">
            <text:p>12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26" office:value-type="float">
            <text:p>132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88" office:value-type="float">
            <text:p>41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93" office:value-type="float">
            <text:p>56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728" office:value-type="float">
            <text:p>27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81" office:value-type="float">
            <text:p>12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91" office:value-type="float">
            <text:p>12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526" office:value-type="float">
            <text:p>585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15" office:value-type="float">
            <text:p>98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23" office:value-type="float">
            <text:p>13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303" office:value-type="float">
            <text:p>203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05" office:value-type="float">
            <text:p>90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33" office:value-type="float">
            <text:p>12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97" office:value-type="float">
            <text:p>161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22" office:value-type="float">
            <text:p>143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146" office:value-type="float">
            <text:p>531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69" office:value-type="float">
            <text:p>4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25" office:value-type="float">
            <text:p>83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37" office:value-type="float">
            <text:p>9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40" office:value-type="float">
            <text:p>5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977" office:value-type="float">
            <text:p>1099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09" office:value-type="float">
            <text:p>11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040" office:value-type="float">
            <text:p>54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93" office:value-type="float">
            <text:p>9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122" office:value-type="float">
            <text:p>80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92" office:value-type="float">
            <text:p>16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58" office:value-type="float">
            <text:p>12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90" office:value-type="float">
            <text:p>206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2" office:value-type="float">
            <text:p>45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73" office:value-type="float">
            <text:p>104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8" office:value-type="float">
            <text:p>51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87" office:value-type="float">
            <text:p>105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97" office:value-type="float">
            <text:p>12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01" office:value-type="float">
            <text:p>190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25" office:value-type="float">
            <text:p>14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06" office:value-type="float">
            <text:p>8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26" office:value-type="float">
            <text:p>7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42" office:value-type="float">
            <text:p>13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3" office:value-type="float">
            <text:p>56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87" office:value-type="float">
            <text:p>17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04" office:value-type="float">
            <text:p>11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17" office:value-type="float">
            <text:p>171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738" office:value-type="float">
            <text:p>34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5" office:value-type="float">
            <text:p>5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55" office:value-type="float">
            <text:p>32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21" office:value-type="float">
            <text:p>6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040" office:value-type="float">
            <text:p>244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20" office:value-type="float">
            <text:p>92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064" office:value-type="float">
            <text:p>94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56" office:value-type="float">
            <text:p>62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11" office:value-type="float">
            <text:p>7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62" office:value-type="float">
            <text:p>122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7" office:value-type="float">
            <text:p>6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260" office:value-type="float">
            <text:p>732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87" office:value-type="float">
            <text:p>26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310" office:value-type="float">
            <text:p>71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86" office:value-type="float">
            <text:p>145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016" office:value-type="float">
            <text:p>30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17" office:value-type="float">
            <text:p>221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24" office:value-type="float">
            <text:p>87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37" office:value-type="float">
            <text:p>87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88" office:value-type="float">
            <text:p>8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56" office:value-type="float">
            <text:p>79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53" office:value-type="float">
            <text:p>5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237" office:value-type="float">
            <text:p>19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24" office:value-type="float">
            <text:p>123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23" office:value-type="float">
            <text:p>9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51" office:value-type="float">
            <text:p>21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162" office:value-type="float">
            <text:p>26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122" office:value-type="float">
            <text:p>44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22" office:value-type="float">
            <text:p>7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33" office:value-type="float">
            <text:p>11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385" office:value-type="float">
            <text:p>28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42" office:value-type="float">
            <text:p>17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47" office:value-type="float">
            <text:p>19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401" office:value-type="float">
            <text:p>444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16" office:value-type="float">
            <text:p>135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16" office:value-type="float">
            <text:p>401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200" office:value-type="float">
            <text:p>692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78" office:value-type="float">
            <text:p>8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98" office:value-type="float">
            <text:p>21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75" office:value-type="float">
            <text:p>101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03" office:value-type="float">
            <text:p>7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18" office:value-type="float">
            <text:p>413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650" office:value-type="float">
            <text:p>17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206" office:value-type="float">
            <text:p>27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48" office:value-type="float">
            <text:p>171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04" office:value-type="float">
            <text:p>349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130" office:value-type="float">
            <text:p>21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678" office:value-type="float">
            <text:p>23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36" office:value-type="float">
            <text:p>202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08" office:value-type="float">
            <text:p>13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65" office:value-type="float">
            <text:p>16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34" office:value-type="float">
            <text:p>130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33" office:value-type="float">
            <text:p>250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42" office:value-type="float">
            <text:p>6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894" office:value-type="float">
            <text:p>308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615" office:value-type="float">
            <text:p>236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12" office:value-type="float">
            <text:p>11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34" office:value-type="float">
            <text:p>66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43" office:value-type="float">
            <text:p>5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23" office:value-type="float">
            <text:p>13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90" office:value-type="float">
            <text:p>108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70" office:value-type="float">
            <text:p>7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62" office:value-type="float">
            <text:p>18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27" office:value-type="float">
            <text:p>4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66" office:value-type="float">
            <text:p>13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925" office:value-type="float">
            <text:p>269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21" office:value-type="float">
            <text:p>54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65" office:value-type="float">
            <text:p>9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49" office:value-type="float">
            <text:p>10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405" office:value-type="float">
            <text:p>46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24" office:value-type="float">
            <text:p>5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527" office:value-type="float">
            <text:p>57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70" office:value-type="float">
            <text:p>128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445" office:value-type="float">
            <text:p>34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522" office:value-type="float">
            <text:p>37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20" office:value-type="float">
            <text:p>69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484" office:value-type="float">
            <text:p>18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01" office:value-type="float">
            <text:p>140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99" office:value-type="float">
            <text:p>4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38" office:value-type="float">
            <text:p>54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83" office:value-type="float">
            <text:p>22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59" office:value-type="float">
            <text:p>111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93" office:value-type="float">
            <text:p>33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00" office:value-type="float">
            <text:p>56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72" office:value-type="float">
            <text:p>163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7" office:value-type="float">
            <text:p>4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41" office:value-type="float">
            <text:p>11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64" office:value-type="float">
            <text:p>7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42" office:value-type="float">
            <text:p>5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77" office:value-type="float">
            <text:p>11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22" office:value-type="float">
            <text:p>194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42" office:value-type="float">
            <text:p>56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95" office:value-type="float">
            <text:p>12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37" office:value-type="float">
            <text:p>12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59" office:value-type="float">
            <text:p>156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538" office:value-type="float">
            <text:p>575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47" office:value-type="float">
            <text:p>6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36" office:value-type="float">
            <text:p>5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96" office:value-type="float">
            <text:p>5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09" office:value-type="float">
            <text:p>14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75" office:value-type="float">
            <text:p>95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79" office:value-type="float">
            <text:p>6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04" office:value-type="float">
            <text:p>6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36" office:value-type="float">
            <text:p>158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384" office:value-type="float">
            <text:p>233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46" office:value-type="float">
            <text:p>8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88" office:value-type="float">
            <text:p>91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51" office:value-type="float">
            <text:p>16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98" office:value-type="float">
            <text:p>5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3" office:value-type="float">
            <text:p>2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49" office:value-type="float">
            <text:p>182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419" office:value-type="float">
            <text:p>17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67" office:value-type="float">
            <text:p>6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66" office:value-type="float">
            <text:p>3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70" office:value-type="float">
            <text:p>3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41" office:value-type="float">
            <text:p>8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58" office:value-type="float">
            <text:p>11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17" office:value-type="float">
            <text:p>6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16" office:value-type="float">
            <text:p>84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80" office:value-type="float">
            <text:p>59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92" office:value-type="float">
            <text:p>6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194" office:value-type="float">
            <text:p>30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56" office:value-type="float">
            <text:p>136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81" office:value-type="float">
            <text:p>4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56" office:value-type="float">
            <text:p>5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792" office:value-type="float">
            <text:p>197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582" office:value-type="float">
            <text:p>78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2" office:value-type="float">
            <text:p>3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19" office:value-type="float">
            <text:p>15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447" office:value-type="float">
            <text:p>23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11" office:value-type="float">
            <text:p>12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78" office:value-type="float">
            <text:p>78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79" office:value-type="float">
            <text:p>11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70" office:value-type="float">
            <text:p>13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55" office:value-type="float">
            <text:p>76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33" office:value-type="float">
            <text:p>10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59" office:value-type="float">
            <text:p>9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31" office:value-type="float">
            <text:p>12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53" office:value-type="float">
            <text:p>194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49" office:value-type="float">
            <text:p>114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10" office:value-type="float">
            <text:p>16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42" office:value-type="float">
            <text:p>8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70" office:value-type="float">
            <text:p>8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76" office:value-type="float">
            <text:p>3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34" office:value-type="float">
            <text:p>153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602" office:value-type="float">
            <text:p>266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13" office:value-type="float">
            <text:p>5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26" office:value-type="float">
            <text:p>13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53" office:value-type="float">
            <text:p>44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54" office:value-type="float">
            <text:p>5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94" office:value-type="float">
            <text:p>149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705" office:value-type="float">
            <text:p>38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38" office:value-type="float">
            <text:p>115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922" office:value-type="float">
            <text:p>19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98" office:value-type="float">
            <text:p>63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38" office:value-type="float">
            <text:p>4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39" office:value-type="float">
            <text:p>48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857" office:value-type="float">
            <text:p>22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44" office:value-type="float">
            <text:p>15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896" office:value-type="float">
            <text:p>21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97" office:value-type="float">
            <text:p>6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60" office:value-type="float">
            <text:p>24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684" office:value-type="float">
            <text:p>38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68" office:value-type="float">
            <text:p>11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344" office:value-type="float">
            <text:p>18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26" office:value-type="float">
            <text:p>66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26" office:value-type="float">
            <text:p>108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10" office:value-type="float">
            <text:p>15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61" office:value-type="float">
            <text:p>2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14" office:value-type="float">
            <text:p>64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24" office:value-type="float">
            <text:p>213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91" office:value-type="float">
            <text:p>9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54" office:value-type="float">
            <text:p>21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64" office:value-type="float">
            <text:p>5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23" office:value-type="float">
            <text:p>9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17" office:value-type="float">
            <text:p>18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31" office:value-type="float">
            <text:p>22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24" office:value-type="float">
            <text:p>106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15" office:value-type="float">
            <text:p>274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040" office:value-type="float">
            <text:p>17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301" office:value-type="float">
            <text:p>383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0319" office:value-type="float">
            <text:p>300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3" office:value-type="float">
            <text:p>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05" office:value-type="float">
            <text:p>11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01" office:value-type="float">
            <text:p>9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26" office:value-type="float">
            <text:p>2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28" office:value-type="float">
            <text:p>4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250" office:value-type="float">
            <text:p>372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1" office:value-type="float">
            <text:p>4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07" office:value-type="float">
            <text:p>11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67" office:value-type="float">
            <text:p>6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66" office:value-type="float">
            <text:p>58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894" office:value-type="float">
            <text:p>168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39" office:value-type="float">
            <text:p>5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51" office:value-type="float">
            <text:p>60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15" office:value-type="float">
            <text:p>141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90" office:value-type="float">
            <text:p>88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568" office:value-type="float">
            <text:p>465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28" office:value-type="float">
            <text:p>13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10" office:value-type="float">
            <text:p>11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32" office:value-type="float">
            <text:p>7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69" office:value-type="float">
            <text:p>117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92" office:value-type="float">
            <text:p>27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42" office:value-type="float">
            <text:p>165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21" office:value-type="float">
            <text:p>221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89" office:value-type="float">
            <text:p>92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38" office:value-type="float">
            <text:p>7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440" office:value-type="float">
            <text:p>35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50" office:value-type="float">
            <text:p>16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15" office:value-type="float">
            <text:p>83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10" office:value-type="float">
            <text:p>10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81" office:value-type="float">
            <text:p>11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668" office:value-type="float">
            <text:p>21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20" office:value-type="float">
            <text:p>128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31" office:value-type="float">
            <text:p>4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295" office:value-type="float">
            <text:p>27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7" office:value-type="float">
            <text:p>2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04" office:value-type="float">
            <text:p>6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75" office:value-type="float">
            <text:p>17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85" office:value-type="float">
            <text:p>12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446" office:value-type="float">
            <text:p>20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366" office:value-type="float">
            <text:p>102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45" office:value-type="float">
            <text:p>10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071" office:value-type="float">
            <text:p>170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42" office:value-type="float">
            <text:p>159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47" office:value-type="float">
            <text:p>160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03" office:value-type="float">
            <text:p>4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24" office:value-type="float">
            <text:p>20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55" office:value-type="float">
            <text:p>6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56" office:value-type="float">
            <text:p>13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34" office:value-type="float">
            <text:p>94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571" office:value-type="float">
            <text:p>150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540" office:value-type="float">
            <text:p>23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20" office:value-type="float">
            <text:p>48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41" office:value-type="float">
            <text:p>84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25" office:value-type="float">
            <text:p>151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84" office:value-type="float">
            <text:p>138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565" office:value-type="float">
            <text:p>30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54" office:value-type="float">
            <text:p>10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45" office:value-type="float">
            <text:p>188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50" office:value-type="float">
            <text:p>21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294" office:value-type="float">
            <text:p>33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408" office:value-type="float">
            <text:p>494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18" office:value-type="float">
            <text:p>21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06" office:value-type="float">
            <text:p>9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798" office:value-type="float">
            <text:p>347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23" office:value-type="float">
            <text:p>81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6" office:value-type="float">
            <text:p>5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92" office:value-type="float">
            <text:p>22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87" office:value-type="float">
            <text:p>4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99" office:value-type="float">
            <text:p>62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55" office:value-type="float">
            <text:p>11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37" office:value-type="float">
            <text:p>118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51" office:value-type="float">
            <text:p>12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26" office:value-type="float">
            <text:p>8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94" office:value-type="float">
            <text:p>229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12" office:value-type="float">
            <text:p>126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89" office:value-type="float">
            <text:p>17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97" office:value-type="float">
            <text:p>12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60" office:value-type="float">
            <text:p>8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316" office:value-type="float">
            <text:p>24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09" office:value-type="float">
            <text:p>87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69" office:value-type="float">
            <text:p>131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48" office:value-type="float">
            <text:p>4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0" office:value-type="float">
            <text:p>9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57" office:value-type="float">
            <text:p>9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00" office:value-type="float">
            <text:p>76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688" office:value-type="float">
            <text:p>49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45" office:value-type="float">
            <text:p>12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46" office:value-type="float">
            <text:p>69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36" office:value-type="float">
            <text:p>118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48" office:value-type="float">
            <text:p>4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70" office:value-type="float">
            <text:p>6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967" office:value-type="float">
            <text:p>19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97" office:value-type="float">
            <text:p>11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46" office:value-type="float">
            <text:p>11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05" office:value-type="float">
            <text:p>70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09" office:value-type="float">
            <text:p>14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02" office:value-type="float">
            <text:p>109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27" office:value-type="float">
            <text:p>24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42" office:value-type="float">
            <text:p>11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03" office:value-type="float">
            <text:p>7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04" office:value-type="float">
            <text:p>6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26" office:value-type="float">
            <text:p>72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63" office:value-type="float">
            <text:p>60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52" office:value-type="float">
            <text:p>8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544" office:value-type="float">
            <text:p>725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99" office:value-type="float">
            <text:p>132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10" office:value-type="float">
            <text:p>8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32" office:value-type="float">
            <text:p>66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74" office:value-type="float">
            <text:p>31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19" office:value-type="float">
            <text:p>107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324" office:value-type="float">
            <text:p>293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54" office:value-type="float">
            <text:p>158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51" office:value-type="float">
            <text:p>58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736" office:value-type="float">
            <text:p>597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44" office:value-type="float">
            <text:p>4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80" office:value-type="float">
            <text:p>9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22" office:value-type="float">
            <text:p>20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07" office:value-type="float">
            <text:p>10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63" office:value-type="float">
            <text:p>22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49" office:value-type="float">
            <text:p>11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622" office:value-type="float">
            <text:p>216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697" office:value-type="float">
            <text:p>58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45" office:value-type="float">
            <text:p>12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12" office:value-type="float">
            <text:p>6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34" office:value-type="float">
            <text:p>15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82" office:value-type="float">
            <text:p>13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75" office:value-type="float">
            <text:p>44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53" office:value-type="float">
            <text:p>138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14" office:value-type="float">
            <text:p>9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23" office:value-type="float">
            <text:p>12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643" office:value-type="float">
            <text:p>47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609" office:value-type="float">
            <text:p>366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016" office:value-type="float">
            <text:p>96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801" office:value-type="float">
            <text:p>36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66" office:value-type="float">
            <text:p>4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2" office:value-type="float">
            <text:p>17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613" office:value-type="float">
            <text:p>74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875" office:value-type="float">
            <text:p>42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006" office:value-type="float">
            <text:p>396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6" office:value-type="float">
            <text:p>3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44" office:value-type="float">
            <text:p>7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111" office:value-type="float">
            <text:p>791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9" office:value-type="float">
            <text:p>6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563" office:value-type="float">
            <text:p>745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348" office:value-type="float">
            <text:p>34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53" office:value-type="float">
            <text:p>7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80" office:value-type="float">
            <text:p>3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64" office:value-type="float">
            <text:p>12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87" office:value-type="float">
            <text:p>236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661" office:value-type="float">
            <text:p>26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15" office:value-type="float">
            <text:p>5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91" office:value-type="float">
            <text:p>84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79" office:value-type="float">
            <text:p>42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61" office:value-type="float">
            <text:p>6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64" office:value-type="float">
            <text:p>4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58" office:value-type="float">
            <text:p>49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00" office:value-type="float">
            <text:p>89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68" office:value-type="float">
            <text:p>6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68" office:value-type="float">
            <text:p>158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435" office:value-type="float">
            <text:p>33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17" office:value-type="float">
            <text:p>223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67" office:value-type="float">
            <text:p>14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69" office:value-type="float">
            <text:p>61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23" office:value-type="float">
            <text:p>14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68" office:value-type="float">
            <text:p>12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22" office:value-type="float">
            <text:p>19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23" office:value-type="float">
            <text:p>5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095" office:value-type="float">
            <text:p>22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98" office:value-type="float">
            <text:p>14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06" office:value-type="float">
            <text:p>9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28" office:value-type="float">
            <text:p>4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84" office:value-type="float">
            <text:p>11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96" office:value-type="float">
            <text:p>95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78" office:value-type="float">
            <text:p>9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25" office:value-type="float">
            <text:p>4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12" office:value-type="float">
            <text:p>37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56" office:value-type="float">
            <text:p>5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90" office:value-type="float">
            <text:p>12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64" office:value-type="float">
            <text:p>10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01" office:value-type="float">
            <text:p>112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36" office:value-type="float">
            <text:p>7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70" office:value-type="float">
            <text:p>14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63" office:value-type="float">
            <text:p>15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593" office:value-type="float">
            <text:p>89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51" office:value-type="float">
            <text:p>7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18" office:value-type="float">
            <text:p>80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971" office:value-type="float">
            <text:p>189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53" office:value-type="float">
            <text:p>10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67" office:value-type="float">
            <text:p>15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05" office:value-type="float">
            <text:p>7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29" office:value-type="float">
            <text:p>100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07" office:value-type="float">
            <text:p>130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53" office:value-type="float">
            <text:p>170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145" office:value-type="float">
            <text:p>341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82" office:value-type="float">
            <text:p>17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96" office:value-type="float">
            <text:p>18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79" office:value-type="float">
            <text:p>10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42" office:value-type="float">
            <text:p>6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70" office:value-type="float">
            <text:p>12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11" office:value-type="float">
            <text:p>13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29" office:value-type="float">
            <text:p>134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48" office:value-type="float">
            <text:p>9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038" office:value-type="float">
            <text:p>46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71" office:value-type="float">
            <text:p>13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750" office:value-type="float">
            <text:p>15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109" office:value-type="float">
            <text:p>501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22" office:value-type="float">
            <text:p>12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41" office:value-type="float">
            <text:p>12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20" office:value-type="float">
            <text:p>42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43" office:value-type="float">
            <text:p>5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309" office:value-type="float">
            <text:p>28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20" office:value-type="float">
            <text:p>12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01" office:value-type="float">
            <text:p>12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284" office:value-type="float">
            <text:p>602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20" office:value-type="float">
            <text:p>95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54" office:value-type="float">
            <text:p>132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861" office:value-type="float">
            <text:p>19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92" office:value-type="float">
            <text:p>9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17" office:value-type="float">
            <text:p>130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67" office:value-type="float">
            <text:p>16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61" office:value-type="float">
            <text:p>142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39" office:value-type="float">
            <text:p>551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76" office:value-type="float">
            <text:p>44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32" office:value-type="float">
            <text:p>8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29" office:value-type="float">
            <text:p>8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25" office:value-type="float">
            <text:p>5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059" office:value-type="float">
            <text:p>106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01" office:value-type="float">
            <text:p>113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219" office:value-type="float">
            <text:p>55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80" office:value-type="float">
            <text:p>90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716" office:value-type="float">
            <text:p>777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83" office:value-type="float">
            <text:p>16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75" office:value-type="float">
            <text:p>132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110" office:value-type="float">
            <text:p>21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22" office:value-type="float">
            <text:p>43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82" office:value-type="float">
            <text:p>102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57" office:value-type="float">
            <text:p>5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20" office:value-type="float">
            <text:p>107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27" office:value-type="float">
            <text:p>13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88" office:value-type="float">
            <text:p>19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81" office:value-type="float">
            <text:p>142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77" office:value-type="float">
            <text:p>84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01" office:value-type="float">
            <text:p>7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22" office:value-type="float">
            <text:p>12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76" office:value-type="float">
            <text:p>5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778" office:value-type="float">
            <text:p>18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03" office:value-type="float">
            <text:p>11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78" office:value-type="float">
            <text:p>17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309" office:value-type="float">
            <text:p>36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72" office:value-type="float">
            <text:p>4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28" office:value-type="float">
            <text:p>32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10" office:value-type="float">
            <text:p>6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1043" office:value-type="float">
            <text:p>2510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50" office:value-type="float">
            <text:p>9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927" office:value-type="float">
            <text:p>95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53" office:value-type="float">
            <text:p>5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85" office:value-type="float">
            <text:p>71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86" office:value-type="float">
            <text:p>121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73" office:value-type="float">
            <text:p>66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410" office:value-type="float">
            <text:p>77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5" office:value-type="float">
            <text:p>2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064" office:value-type="float">
            <text:p>72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06" office:value-type="float">
            <text:p>14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267" office:value-type="float">
            <text:p>29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15" office:value-type="float">
            <text:p>228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11" office:value-type="float">
            <text:p>8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78" office:value-type="float">
            <text:p>9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91" office:value-type="float">
            <text:p>7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22" office:value-type="float">
            <text:p>7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09" office:value-type="float">
            <text:p>6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69" office:value-type="float">
            <text:p>199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73" office:value-type="float">
            <text:p>139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77" office:value-type="float">
            <text:p>92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103" office:value-type="float">
            <text:p>22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823" office:value-type="float">
            <text:p>25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090" office:value-type="float">
            <text:p>45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73" office:value-type="float">
            <text:p>7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47" office:value-type="float">
            <text:p>11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822" office:value-type="float">
            <text:p>288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05" office:value-type="float">
            <text:p>17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892" office:value-type="float">
            <text:p>19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159" office:value-type="float">
            <text:p>441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00" office:value-type="float">
            <text:p>14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631" office:value-type="float">
            <text:p>40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586" office:value-type="float">
            <text:p>715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16" office:value-type="float">
            <text:p>8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21" office:value-type="float">
            <text:p>21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52" office:value-type="float">
            <text:p>104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32" office:value-type="float">
            <text:p>7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666" office:value-type="float">
            <text:p>43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23" office:value-type="float">
            <text:p>17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638" office:value-type="float">
            <text:p>27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66" office:value-type="float">
            <text:p>17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793" office:value-type="float">
            <text:p>357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684" office:value-type="float">
            <text:p>20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57" office:value-type="float">
            <text:p>242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90" office:value-type="float">
            <text:p>214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11" office:value-type="float">
            <text:p>13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83" office:value-type="float">
            <text:p>17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10" office:value-type="float">
            <text:p>12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370" office:value-type="float">
            <text:p>25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23" office:value-type="float">
            <text:p>6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150" office:value-type="float">
            <text:p>31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794" office:value-type="float">
            <text:p>23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70" office:value-type="float">
            <text:p>109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96" office:value-type="float">
            <text:p>6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05" office:value-type="float">
            <text:p>5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03" office:value-type="float">
            <text:p>147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42" office:value-type="float">
            <text:p>106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71" office:value-type="float">
            <text:p>7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424" office:value-type="float">
            <text:p>19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26" office:value-type="float">
            <text:p>5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31" office:value-type="float">
            <text:p>135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165" office:value-type="float">
            <text:p>27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97" office:value-type="float">
            <text:p>5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68" office:value-type="float">
            <text:p>9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43" office:value-type="float">
            <text:p>10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433" office:value-type="float">
            <text:p>484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53" office:value-type="float">
            <text:p>51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388" office:value-type="float">
            <text:p>60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39" office:value-type="float">
            <text:p>13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623" office:value-type="float">
            <text:p>376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589" office:value-type="float">
            <text:p>37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01" office:value-type="float">
            <text:p>67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16" office:value-type="float">
            <text:p>181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08" office:value-type="float">
            <text:p>14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47" office:value-type="float">
            <text:p>4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40" office:value-type="float">
            <text:p>5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06" office:value-type="float">
            <text:p>23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26" office:value-type="float">
            <text:p>115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2" office:value-type="float">
            <text:p>3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98" office:value-type="float">
            <text:p>53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06" office:value-type="float">
            <text:p>16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95" office:value-type="float">
            <text:p>43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32" office:value-type="float">
            <text:p>116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57" office:value-type="float">
            <text:p>6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36" office:value-type="float">
            <text:p>5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87" office:value-type="float">
            <text:p>11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30" office:value-type="float">
            <text:p>203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12" office:value-type="float">
            <text:p>56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75" office:value-type="float">
            <text:p>11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35" office:value-type="float">
            <text:p>12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251" office:value-type="float">
            <text:p>16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26" office:value-type="float">
            <text:p>62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28" office:value-type="float">
            <text:p>6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65" office:value-type="float">
            <text:p>5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75" office:value-type="float">
            <text:p>5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18" office:value-type="float">
            <text:p>13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20" office:value-type="float">
            <text:p>99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95" office:value-type="float">
            <text:p>6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81" office:value-type="float">
            <text:p>60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75" office:value-type="float">
            <text:p>16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46" office:value-type="float">
            <text:p>246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04" office:value-type="float">
            <text:p>92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66" office:value-type="float">
            <text:p>8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30" office:value-type="float">
            <text:p>16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02" office:value-type="float">
            <text:p>5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58" office:value-type="float">
            <text:p>29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98" office:value-type="float">
            <text:p>182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57" office:value-type="float">
            <text:p>17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33" office:value-type="float">
            <text:p>6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81" office:value-type="float">
            <text:p>3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9" office:value-type="float">
            <text:p>3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44" office:value-type="float">
            <text:p>8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62" office:value-type="float">
            <text:p>11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77" office:value-type="float">
            <text:p>7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62" office:value-type="float">
            <text:p>82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63" office:value-type="float">
            <text:p>58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30" office:value-type="float">
            <text:p>60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53" office:value-type="float">
            <text:p>30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32" office:value-type="float">
            <text:p>13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60" office:value-type="float">
            <text:p>4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5" office:value-type="float">
            <text:p>55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96" office:value-type="float">
            <text:p>19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641" office:value-type="float">
            <text:p>856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32" office:value-type="float">
            <text:p>3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75" office:value-type="float">
            <text:p>155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06" office:value-type="float">
            <text:p>22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27" office:value-type="float">
            <text:p>12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23" office:value-type="float">
            <text:p>77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63" office:value-type="float">
            <text:p>11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15" office:value-type="float">
            <text:p>135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40" office:value-type="float">
            <text:p>7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34" office:value-type="float">
            <text:p>11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86" office:value-type="float">
            <text:p>8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90" office:value-type="float">
            <text:p>13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43" office:value-type="float">
            <text:p>19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10" office:value-type="float">
            <text:p>11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66" office:value-type="float">
            <text:p>16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60" office:value-type="float">
            <text:p>8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59" office:value-type="float">
            <text:p>86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40" office:value-type="float">
            <text:p>4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79" office:value-type="float">
            <text:p>14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70" office:value-type="float">
            <text:p>274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93" office:value-type="float">
            <text:p>51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78" office:value-type="float">
            <text:p>12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61" office:value-type="float">
            <text:p>4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66" office:value-type="float">
            <text:p>5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997" office:value-type="float">
            <text:p>14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11" office:value-type="float">
            <text:p>38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98" office:value-type="float">
            <text:p>119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000" office:value-type="float">
            <text:p>20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48" office:value-type="float">
            <text:p>67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03" office:value-type="float">
            <text:p>4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76" office:value-type="float">
            <text:p>4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96" office:value-type="float">
            <text:p>23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239" office:value-type="float">
            <text:p>162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92" office:value-type="float">
            <text:p>21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57" office:value-type="float">
            <text:p>64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26" office:value-type="float">
            <text:p>246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509" office:value-type="float">
            <text:p>40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78" office:value-type="float">
            <text:p>11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44" office:value-type="float">
            <text:p>18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70" office:value-type="float">
            <text:p>6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88" office:value-type="float">
            <text:p>10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49" office:value-type="float">
            <text:p>16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91" office:value-type="float">
            <text:p>2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92" office:value-type="float">
            <text:p>6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58" office:value-type="float">
            <text:p>226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60" office:value-type="float">
            <text:p>9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135" office:value-type="float">
            <text:p>23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46" office:value-type="float">
            <text:p>5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42" office:value-type="float">
            <text:p>9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816" office:value-type="float">
            <text:p>18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40" office:value-type="float">
            <text:p>24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15" office:value-type="float">
            <text:p>106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180" office:value-type="float">
            <text:p>281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73" office:value-type="float">
            <text:p>171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240" office:value-type="float">
            <text:p>392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0067" office:value-type="float">
            <text:p>310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9" office:value-type="float">
            <text:p>7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25" office:value-type="float">
            <text:p>11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70" office:value-type="float">
            <text:p>95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33" office:value-type="float">
            <text:p>26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99" office:value-type="float">
            <text:p>4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468" office:value-type="float">
            <text:p>38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6" office:value-type="float">
            <text:p>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37" office:value-type="float">
            <text:p>11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41" office:value-type="float">
            <text:p>66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56" office:value-type="float">
            <text:p>6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09" office:value-type="float">
            <text:p>17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4" office:value-type="float">
            <text:p>5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45" office:value-type="float">
            <text:p>5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99" office:value-type="float">
            <text:p>139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28" office:value-type="float">
            <text:p>89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246" office:value-type="float">
            <text:p>48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48" office:value-type="float">
            <text:p>13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51" office:value-type="float">
            <text:p>12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14" office:value-type="float">
            <text:p>7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10" office:value-type="float">
            <text:p>12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944" office:value-type="float">
            <text:p>27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31" office:value-type="float">
            <text:p>17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490" office:value-type="float">
            <text:p>234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28" office:value-type="float">
            <text:p>9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15" office:value-type="float">
            <text:p>79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804" office:value-type="float">
            <text:p>36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72" office:value-type="float">
            <text:p>16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64" office:value-type="float">
            <text:p>78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92" office:value-type="float">
            <text:p>10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92" office:value-type="float">
            <text:p>11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613" office:value-type="float">
            <text:p>21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89" office:value-type="float">
            <text:p>128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37" office:value-type="float">
            <text:p>44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528" office:value-type="float">
            <text:p>275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4" office:value-type="float">
            <text:p>2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24" office:value-type="float">
            <text:p>6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37" office:value-type="float">
            <text:p>179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04" office:value-type="float">
            <text:p>127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735" office:value-type="float">
            <text:p>207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874" office:value-type="float">
            <text:p>1038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26" office:value-type="float">
            <text:p>10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56" office:value-type="float">
            <text:p>166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508" office:value-type="float">
            <text:p>165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31" office:value-type="float">
            <text:p>16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55" office:value-type="float">
            <text:p>47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97" office:value-type="float">
            <text:p>20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64" office:value-type="float">
            <text:p>6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58" office:value-type="float">
            <text:p>14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44" office:value-type="float">
            <text:p>92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796" office:value-type="float">
            <text:p>1607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186" office:value-type="float">
            <text:p>251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85" office:value-type="float">
            <text:p>49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83" office:value-type="float">
            <text:p>8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97" office:value-type="float">
            <text:p>15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97" office:value-type="float">
            <text:p>140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702" office:value-type="float">
            <text:p>31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72" office:value-type="float">
            <text:p>109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31" office:value-type="float">
            <text:p>18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842" office:value-type="float">
            <text:p>21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053" office:value-type="float">
            <text:p>340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85" office:value-type="float">
            <text:p>50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66" office:value-type="float">
            <text:p>21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77" office:value-type="float">
            <text:p>99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471" office:value-type="float">
            <text:p>364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67" office:value-type="float">
            <text:p>8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5" office:value-type="float">
            <text:p>5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44" office:value-type="float">
            <text:p>22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19" office:value-type="float">
            <text:p>4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65" office:value-type="float">
            <text:p>63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10" office:value-type="float">
            <text:p>12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66" office:value-type="float">
            <text:p>118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03" office:value-type="float">
            <text:p>12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56" office:value-type="float">
            <text:p>8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17" office:value-type="float">
            <text:p>232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25" office:value-type="float">
            <text:p>127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53" office:value-type="float">
            <text:p>190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33" office:value-type="float">
            <text:p>13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80" office:value-type="float">
            <text:p>85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47" office:value-type="float">
            <text:p>242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78" office:value-type="float">
            <text:p>92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84" office:value-type="float">
            <text:p>131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98" office:value-type="float">
            <text:p>42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51" office:value-type="float">
            <text:p>9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08" office:value-type="float">
            <text:p>9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36" office:value-type="float">
            <text:p>77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088" office:value-type="float">
            <text:p>50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01" office:value-type="float">
            <text:p>129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46" office:value-type="float">
            <text:p>7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94" office:value-type="float">
            <text:p>11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71" office:value-type="float">
            <text:p>4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06" office:value-type="float">
            <text:p>6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40" office:value-type="float">
            <text:p>20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15" office:value-type="float">
            <text:p>119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69" office:value-type="float">
            <text:p>11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49" office:value-type="float">
            <text:p>7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17" office:value-type="float">
            <text:p>14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80" office:value-type="float">
            <text:p>10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121" office:value-type="float">
            <text:p>251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95" office:value-type="float">
            <text:p>11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98" office:value-type="float">
            <text:p>78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04" office:value-type="float">
            <text:p>6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97" office:value-type="float">
            <text:p>71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6" office:value-type="float">
            <text:p>5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26" office:value-type="float">
            <text:p>78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396" office:value-type="float">
            <text:p>74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44" office:value-type="float">
            <text:p>13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22" office:value-type="float">
            <text:p>86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10" office:value-type="float">
            <text:p>6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76" office:value-type="float">
            <text:p>31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87" office:value-type="float">
            <text:p>10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00" office:value-type="float">
            <text:p>31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80" office:value-type="float">
            <text:p>163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26" office:value-type="float">
            <text:p>5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75" office:value-type="float">
            <text:p>621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51" office:value-type="float">
            <text:p>9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99" office:value-type="float">
            <text:p>203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56" office:value-type="float">
            <text:p>10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121" office:value-type="float">
            <text:p>241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69" office:value-type="float">
            <text:p>10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23" office:value-type="float">
            <text:p>22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658" office:value-type="float">
            <text:p>616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table:style-name="ce5"/>
          <table:table-cell table:style-name="ce10"/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Ashkan Ashkpour</meta:initial-creator>
    <meta:creation-date>2017-12-07T12:17:16Z</meta:creation-date>
    <dc:date>2017-12-08T13:37:37.659748000</dc:date>
    <meta:editing-cycles>3</meta:editing-cycles>
    <meta:editing-duration>PT8M12S</meta:editing-duration>
    <meta:document-statistic meta:object-count="0" meta:cell-count="5523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